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6d4ad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9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0c9dead" officeooo:paragraph-rsid="00c9dead" style:font-size-asian="10pt" style:font-weight-asian="normal" style:font-size-complex="10pt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0c9dead" officeooo:paragraph-rsid="00c9dead" style:font-size-asian="10pt" style:font-weight-asian="normal" style:font-size-complex="10pt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2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d81ef" style:font-size-asian="10pt" style:font-weight-asian="normal" style:font-size-complex="10pt" style:font-weight-complex="normal"/>
    </style:style>
    <style:style style:name="P15" style:family="paragraph" style:parent-style-name="Default" style:list-style-name="L2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d81ef" officeooo:paragraph-rsid="015d81ef" style:font-size-asian="10pt" style:font-weight-asian="normal" style:font-size-complex="10pt" style:font-weight-complex="normal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d81ef" officeooo:paragraph-rsid="015d81ef" style:font-size-asian="10pt" style:font-weight-asian="normal" style:font-size-complex="10pt" style:font-weight-complex="normal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2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2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56d4ad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f19e1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style:font-size-asian="10pt" style:font-weight-asian="normal" style:font-size-complex="10pt" style:font-weight-complex="normal"/>
    </style:style>
    <style:style style:name="T20" style:family="text">
      <style:text-properties officeooo:rsid="01562745"/>
    </style:style>
    <style:style style:name="T21" style:family="text">
      <style:text-properties officeooo:rsid="015d81ef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5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R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</text:span></text:span></text:p>
      <text:p text:style-name="P1"><text:span text:style-name="Strong_20_Emphasis"><text:span text:style-name="T1">Shahrah-e-Faisal, Karachi</text:span></text:span></text:p>
      <text:p text:style-name="P1"><text:span text:style-name="Strong_20_Emphasis"><text:span text:style-name="T1">Tel: +9221 3438010-5</text:span></text:span></text:p>
      <text:p text:style-name="P1"><text:span text:style-name="Strong_20_Emphasis"><text:span text:style-name="T1"/></text:span></text:p>
      <text:p text:style-name="P2" loext:marker-style-name="T2"><text:span text:style-name="T3">September 24</text:span><text:span text:style-name="T4">, 202</text:span><text:span text:style-name="T5">5</text:span></text:p>
      <text:p text:style-name="P2" loext:marker-style-name="T2"><text:span text:style-name="T6"><text:user-defined style:data-style-name="N0" text:name="CoTicker">EFERT</text:user-defined></text:span><text:span text:style-name="T6">-</text:span><text:span text:style-name="T6"><text:user-defined style:data-style-name="N0" text:name="Folio1">00032815</text:user-defined></text:span><text:span text:style-name="T6">-</text:span><text:span text:style-name="T6"><text:user-defined style:data-style-name="N0" text:name="Reference">TS-25-01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ENGRO FERTILIZERS LIMITED</text:user-defined></text:span><text:span text:style-name="T9"><text:s/></text:span><text:span text:style-name="T10">(</text:span><text:span text:style-name="T10"><text:user-defined style:data-style-name="N0" text:name="CoTicker">EFERT</text:user-defined></text:span><text:span text:style-name="T10">)-</text:span><text:span text:style-name="T9"> Foli</text:span><text:span text:style-name="T11">o # </text:span><text:span text:style-name="T11"><text:user-defined style:data-style-name="N0" text:name="Folio1">00032815</text:user-defined></text:span></text:p>
        </text:list-item>
      </text:list>
      <text:p text:style-name="P5" loext:marker-style-name="T12"/>
      <text:p text:style-name="P6" loext:marker-style-name="T2"><text:span text:style-name="T13">Dear Sirs, </text:span><text:span text:style-name="T14"/></text:p>
      <text:p text:style-name="P7" loext:marker-style-name="T14"><text:span text:style-name="T14"/></text:p>
      <text:p text:style-name="P8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9" loext:marker-style-name="T2"><text:user-defined style:data-style-name="N0" text:name="ReferenceReceiving">E-FERT - 33262</text:user-defined>.</text:p>
        </text:list-item>
      </text:list>
      <text:p text:style-name="P10" loext:marker-style-name="T2"/>
      <text:p text:style-name="P11" loext:marker-style-name="T2"><text:span text:style-name="T17">I </text:span><text:span text:style-name="T18">acknowledge </text:span><text:span text:style-name="T17">receiving</text:span><text:span text:style-name="T18"> of:</text:span></text:p>
      <text:list text:style-name="L1">
        <text:list-item>
          <text:p text:style-name="P12" loext:marker-style-name="T2"><text:span text:style-name="T17">Certificate number </text:span><text:span text:style-name="T17"><text:user-defined style:data-style-name="N0" text:name="CertNr"/></text:span><text:span text:style-name="T17"><text:s/>for =</text:span><text:span text:style-name="T17"><text:user-defined style:data-style-name="N0" text:name="NrOfShares">83</text:user-defined></text:span><text:span text:style-name="T17"> = shares duly transferred in my name</text:span><text:span text:style-name="T19">.</text:span></text:p>
        </text:list-item>
      </text:list>
      <text:p text:style-name="P13" loext:marker-style-name="T2"/>
      <text:p text:style-name="P14" loext:marker-style-name="T2">Moving forward in accordance with SECP directives to convert <text:span text:style-name="T20">the above mentioned</text:span> <text:span text:style-name="T21">physical </text:span>shares into Book Entry Form, <text:span text:style-name="T20">please </text:span><text:span text:style-name="T21">find enclosed:</text:span></text:p>
      <text:p text:style-name="P14" loext:marker-style-name="T2"/>
      <text:list text:style-name="L2">
        <text:list-item>
          <text:p text:style-name="P15">Form for Transfer of Shares for verification of my signature, duly filled, signed by the transferror and his witness, along with a copy of CNICs of both the transferror and the witness.</text:p>
        </text:list-item>
      </text:list>
      <text:p text:style-name="P16"/>
      <text:p text:style-name="P16">You may return the Form for Transfer of Shares after having completed the necessary formalities to my registered address which is listed below.</text:p>
      <text:p text:style-name="P17" loext:marker-style-name="T2"/>
      <text:p text:style-name="P18"/>
      <text:p text:style-name="P19">With cordial wishes, I remain,</text:p>
      <text:p text:style-name="P7"/>
      <text:p text:style-name="P6" loext:marker-style-name="T2"><text:span text:style-name="T13">Yours Faithfully, </text:span><text:span text:style-name="T14"/></text:p>
      <text:p text:style-name="P20" loext:marker-style-name="T2"/>
      <text:p text:style-name="P20" loext:marker-style-name="T2"/>
      <text:p text:style-name="P6" loext:marker-style-name="T2"><text:span text:style-name="T22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20" loext:marker-style-name="T2"/>
            <text:p text:style-name="P6" loext:marker-style-name="T2"><text:span text:style-name="T23">Muhammad Ilyas Khan</text:span><text:span text:style-name="T8"/></text:p>
            <text:p text:style-name="P6" loext:marker-style-name="T2"><text:span text:style-name="T13">21, Ghulam Nabi Colony</text:span><text:span text:style-name="T14"/></text:p>
            <text:p text:style-name="P6" loext:marker-style-name="T2"><text:span text:style-name="T13">Samanabad, Lahore, 54500</text:span></text:p>
          </table:table-cell>
          <table:table-cell table:style-name="Table26.A1" office:value-type="string">
            <text:p text:style-name="P20" loext:marker-style-name="T2"/>
            <text:p text:style-name="P6" loext:marker-style-name="T2"><text:span text:style-name="T23">CNIC</text:span><text:span text:style-name="T13">: 35202-2834819-5</text:span></text:p>
            <text:p text:style-name="P21" loext:marker-style-name="T2"><text:span text:style-name="T24">Contact: </text:span><text:span text:style-name="T13">0301 443 0802</text:span></text:p>
            <text:p text:style-name="P22" loext:marker-style-name="T2"><text:span text:style-name="T23">Email</text:span><text:span text:style-name="T13">: Ilyas.Khan@yahoo.com</text:span></text:p>
          </table:table-cell>
        </table:table-row>
      </table:table>
      <text:p text:style-name="P23" loext:marker-style-name="T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Reference">TS-25-01</text:user-defined></text:span></text:p>
                  </table:table-cell>
                  <table:table-cell table:style-name="Table24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9-23T12:38:10.219270900</dc:date>
    <meta:editing-cycles>683</meta:editing-cycles>
    <meta:editing-duration>P3DT11H37M50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8" meta:word-count="173" meta:character-count="1144" meta:non-whitespace-character-count="1000"/>
    <meta:user-defined meta:name="CertNr"/>
    <meta:user-defined meta:name="CoTicker">EFERT</meta:user-defined>
    <meta:user-defined meta:name="Company">ENGRO FERTILIZERS LIMITED</meta:user-defined>
    <meta:user-defined meta:name="FatherCNIC">35200-1521538-7</meta:user-defined>
    <meta:user-defined meta:name="Folio1" meta:value-type="string">00032815</meta:user-defined>
    <meta:user-defined meta:name="NrOfShares" meta:value-type="string">83</meta:user-defined>
    <meta:user-defined meta:name="Reference" meta:value-type="string">TS-25-01</meta:user-defined>
    <meta:user-defined meta:name="ReferenceReceiving" meta:value-type="string">E-FERT - 33262</meta:user-defined>
  </office:meta>
</office:document-meta>
</file>